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heads_20_1" draw:marker-end-width="0.203cm" draw:fill="none" draw:textarea-vertical-align="middle"/>
    </style:style>
    <style:style style:name="gr5" style:family="graphic" style:parent-style-name="objectwithoutfill">
      <style:graphic-properties draw:marker-end="Symmetric_20_Arrow" draw:marker-end-width="0.203cm" draw:fill="none" draw:textarea-vertical-align="middle"/>
    </style:style>
    <style:style style:name="P1" style:family="paragraph">
      <style:text-properties style:font-name="Arial1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14§display§(\Omega_k(\mathcal{S}))^{k} = 
\min_{\phi(\mathcal{S}) = \mathbf{0}} \frac{\phi^\top \boldsymbol{\mathcal{L}}^k \phi}{\phi^\top \phi}
\approx
\min_{\mathbf{x}} \left( \frac{\mathbf{x}^\top \boldsymbol{\mathcal{L}}^k \mathbf{x}}{\mathbf{x}^\top \mathbf{x}}
+  \alpha \frac{\mathbf{x}^\top \text{diag}(\mathbf{t})\mathbf{x}}{\mathbf{x}^\top \mathbf{x}\right) \Bigg|_{\mathbf{t} = \mathbf{1}_{\mathcal{S}}}</svg:desc>
          <draw:polygon draw:style-name="gr1" draw:layer="layout" svg:width="14.339cm" svg:height="1.549cm" svg:x="1.607cm" svg:y="13.492cm" svg:viewBox="0 0 14340 1550" draw:points="7171,1550 0,1550 0,0 14340,0 14340,1550">
            <text:p/>
          </draw:polygon>
          <draw:path draw:style-name="gr2" draw:layer="layout" svg:width="0.114cm" svg:height="0.49cm" svg:x="1.656cm" svg:y="13.983cm" svg:viewBox="0 0 115 491" svg:d="m115 487c0-1 0-3-9-11-61-62-78-154-78-230 0-85 20-172 80-233 7-6 7-6 7-7 0-5-3-6-6-6-4 0-49 34-78 97-25 53-31 107-31 149 0 38 6 98 32 153 30 62 73 92 77 92 3 0 6-1 6-4z">
            <text:p/>
          </draw:path>
          <draw:path draw:style-name="gr2" draw:layer="layout" svg:width="0.31cm" svg:height="0.346cm" svg:x="1.82cm" svg:y="14.006cm" svg:viewBox="0 0 311 347" svg:d="m311 267h-11c-3 13-5 24-10 35-2 9-3 13-32 13h-40c7-28 23-52 44-84 24-35 43-69 43-108 0-68-66-123-150-123s-149 56-149 123c0 39 21 73 43 108 22 32 38 56 43 84h-39c-28 0-29-4-32-11-4-11-6-24-8-37h-13l17 80h78c11 0 13 0 13-11 0-34-16-77-27-109-11-28-25-67-25-104 0-78 55-112 99-112 48 0 100 35 100 112 0 37-13 74-28 115-7 21-23 64-23 98 0 11 2 11 13 11h78z">
            <text:p/>
          </draw:path>
          <draw:path draw:style-name="gr2" draw:layer="layout" svg:width="0.168cm" svg:height="0.241cm" svg:x="2.18cm" svg:y="14.188cm" svg:viewBox="0 0 169 242" svg:d="m83 10c0 0 1-4 1-6s-1-4-6-4c-7 0-36 3-44 3-3 1-7 1-7 8 0 6 4 6 8 6 17 0 17 1 17 4s-2 4-2 8l-49 195c-1 6-1 7-1 7 0 6 4 11 11 11 10 0 14-7 17-14 0-1 15-61 17-67 24 3 43 11 43 28 0 3 0 4 0 7-1 6-1 7-1 11 0 24 19 35 36 35 34 0 44-52 44-52 0-5-5-5-6-5-4 0-6 3-7 8-4 16-13 39-29 39-10 0-13-8-13-16 0-7 0-7 1-17 2 0 3-6 3-10 0-31-42-36-56-36 10-7 23-19 28-23 18-17 35-33 55-33 4 0 8 1 11 4-15 3-18 14-18 19 0 9 5 13 14 13 10 0 19-7 19-22 0-12-8-24-26-24-20 0-38 14-55 31-15 14-26 23-40 30z">
            <text:p/>
          </draw:path>
          <draw:path draw:style-name="gr2" draw:layer="layout" svg:width="0.114cm" svg:height="0.49cm" svg:x="2.444cm" svg:y="13.983cm" svg:viewBox="0 0 115 491" svg:d="m115 487c0-1 0-3-9-11-61-62-78-154-78-230 0-85 20-172 80-233 7-6 7-6 7-7 0-5-3-6-6-6-4 0-49 34-78 97-25 53-31 107-31 149 0 38 6 98 32 153 30 62 73 92 77 92 3 0 6-1 6-4z">
            <text:p/>
          </draw:path>
          <draw:path draw:style-name="gr2" draw:layer="layout" svg:width="0.306cm" svg:height="0.357cm" svg:x="2.595cm" svg:y="14.006cm" svg:viewBox="0 0 307 358" svg:d="m48 239c5-2 23-14 23-21 0-2-2-2-7-2-16 0-64 21-64 70 0 36 39 72 99 72 82 0 174-56 174-123 0-46-49-70-90-87-33-15-56-36-56-64 0-10 5-29 20-42 14-14 42-15 49-15 6 0 27 1 48 9 8 6 21 12 21 33 0 7 0 9-2 14 0 1-1 4-1 5 0 3 3 3 5 3 6 0 19-4 28-13 6-5 12-11 12-30 0-24-13-31-26-37-23-11-46-11-53-11-64 0-143 49-143 105 0 42 42 62 66 71 35 16 80 40 80 80 0 34-24 74-98 74-50 0-91-32-91-65 0-9 3-19 6-26z">
            <text:p/>
          </draw:path>
          <draw:path draw:style-name="gr2" draw:layer="layout" svg:width="0.114cm" svg:height="0.49cm" svg:x="2.95cm" svg:y="13.983cm" svg:viewBox="0 0 115 491" svg:d="m115 246c0-39-6-98-34-154-29-60-71-92-75-92s-6 1-6 6c0 1 0 1 10 11 47 47 75 126 75 229 0 84-18 171-78 233-7 5-7 7-7 8 0 3 1 4 6 4s49-32 77-95c25-54 32-109 32-150z">
            <text:p/>
          </draw:path>
          <draw:path draw:style-name="gr2" draw:layer="layout" svg:width="0.114cm" svg:height="0.49cm" svg:x="3.141cm" svg:y="13.983cm" svg:viewBox="0 0 115 491" svg:d="m115 246c0-39-6-98-34-154-29-60-71-92-75-92s-6 1-6 6c0 1 0 1 10 11 47 47 75 126 75 229 0 84-18 171-78 233-7 5-7 7-7 8 0 3 1 4 6 4s49-32 77-95c25-54 32-109 32-150z">
            <text:p/>
          </draw:path>
          <draw:path draw:style-name="gr2" draw:layer="layout" svg:width="0.168cm" svg:height="0.241cm" svg:x="3.33cm" svg:y="13.91cm" svg:viewBox="0 0 169 242" svg:d="m83 10c0 0 1-4 1-6s-1-4-6-4c-7 0-36 3-44 3-3 1-7 1-7 8 0 6 4 6 8 6 17 0 17 1 17 4s-2 4-2 8l-49 195c-1 6-1 7-1 7 0 6 4 11 11 11 10 0 14-7 17-14 0-1 15-61 17-67 24 3 43 11 43 28 0 3 0 4 0 7-1 6-1 7-1 11 0 24 19 35 36 35 34 0 44-52 44-52 0-5-5-5-6-5-4 0-6 3-7 8-4 16-13 39-29 39-10 0-13-8-13-16 0-7 0-7 1-17 2 0 3-6 3-10 0-31-42-36-56-36 10-7 23-19 28-23 18-17 35-33 55-33 4 0 8 1 11 4-15 3-18 14-18 19 0 9 5 13 14 13 10 0 19-7 19-22 0-12-8-24-26-24-20 0-38 14-55 31-15 14-26 23-40 30z">
            <text:p/>
          </draw:path>
          <draw:path draw:style-name="gr2" draw:layer="layout" svg:width="0.327cm" svg:height="0.114cm" svg:x="3.711cm" svg:y="14.172cm" svg:viewBox="0 0 328 115" svg:d="m311 20c7 0 17 0 17-10s-10-10-17-10h-294c-7 0-17 0-17 10s10 10 17 10zm0 95c7 0 17 0 17-10s-10-10-17-10h-294c-7 0-17 0-17 10s10 10 17 10z">
            <text:p/>
          </draw:path>
          <draw:path draw:style-name="gr2" draw:layer="layout" svg:width="0.383cm" svg:height="0.216cm" svg:x="4.477cm" svg:y="14.136cm" svg:viewBox="0 0 384 217" svg:d="m38 48v133c0 21-4 21-38 21v15c17 0 42-1 56-1 13 0 38 1 55 1v-15c-33 0-38 0-38-21v-91c0-52 35-79 66-79s36 27 36 55v115c0 21-6 21-38 21v15c17 0 42-1 55-1 14 0 39 1 56 1v-15c-34 0-39 0-39-21v-91c0-52 35-79 67-79 31 0 36 27 36 55v115c0 21-5 21-39 21v15c18 0 43-1 56-1s39 1 55 1v-15c-26 0-38 0-38-14v-94c0-42 0-58-16-76-7-8-22-18-51-18-41 0-63 29-72 48-7-42-43-48-64-48-37 0-60 21-73 52v-52l-70 6v15c35 0 38 3 38 27z">
            <text:p/>
          </draw:path>
          <draw:path draw:style-name="gr2" draw:layer="layout" svg:width="0.104cm" svg:height="0.328cm" svg:x="4.887cm" svg:y="14.024cm" svg:viewBox="0 0 105 329" svg:d="m71 112-70 6v15c33 0 37 3 37 27v131c0 23-4 23-38 23v15c15 0 42-1 55-1 16 0 33 1 50 1v-15c-32 0-34-3-34-21zm2-85c0-17-13-27-27-27-15 0-25 13-25 27 0 12 10 25 25 25 14 0 27-10 27-25z">
            <text:p/>
          </draw:path>
          <draw:path draw:style-name="gr2" draw:layer="layout" svg:width="0.247cm" svg:height="0.216cm" svg:x="5.023cm" svg:y="14.136cm" svg:viewBox="0 0 248 217" svg:d="m38 48v133c0 21-4 21-38 21v15c17 0 42-1 56-1 13 0 38 1 55 1v-15c-33 0-38 0-38-21v-91c0-52 35-79 66-79s36 27 36 55v115c0 21-6 21-38 21v15c17 0 42-1 55-1 14 0 39 1 56 1v-15c-25 0-38 0-39-14v-94c0-42 0-58-16-76-5-8-22-18-50-18-37 0-60 21-73 52v-52l-70 6v15c35 0 38 3 38 27z">
            <text:p/>
          </draw:path>
          <draw:path draw:style-name="gr2" draw:layer="layout" svg:width="0.198cm" svg:height="0.308cm" svg:x="4.226cm" svg:y="14.453cm" svg:viewBox="0 0 199 309" svg:d="m146 4c0-4-5-4-6-4-6 0-6 1-7 7l-20 80c-61 3-113 46-113 92 0 39 35 62 74 63-3 11-5 23-8 34-4 15-7 28-7 29 0 4 4 4 5 4 5 0 6-1 7-8l14-57c59-3 114-47 114-93 0-36-32-63-74-64zm-70 230c-27-2-51-17-51-49 0-34 27-83 86-88zm46-137c26 1 52 15 52 47 0 38-30 84-86 90z">
            <text:p/>
          </draw:path>
          <draw:path draw:style-name="gr2" draw:layer="layout" svg:width="0.089cm" svg:height="0.343cm" svg:x="4.478cm" svg:y="14.435cm" svg:viewBox="0 0 90 344" svg:d="m83 0c-66 46-83 119-83 172 0 48 14 123 83 172 2 0 7 0 7-4 0-3-2-3-3-5-46-41-63-100-63-163 0-92 35-138 63-164 1-1 3-2 3-4 0-4-5-4-7-4z">
            <text:p/>
          </draw:path>
          <draw:path draw:style-name="gr2" draw:layer="layout" svg:width="0.231cm" svg:height="0.248cm" svg:x="4.607cm" svg:y="14.451cm" svg:viewBox="0 0 232 249" svg:d="m35 168c10-4 18-11 18-17 0-1-3-1-4-1-17 0-49 18-49 47 0 27 36 52 80 52 67 0 131-40 131-87 0-33-39-49-68-58-14-6-49-17-49-45 0-14 8-25 14-30 12-7 29-8 38-8 4 0 18 0 35 6 9 2 19 7 19 23 0 6-1 10-1 12 0 0 0 2 5 2 3 0 12-2 20-8 4-4 8-7 8-21 0-20-12-25-22-28-18-7-34-7-39-7-53 0-109 35-109 74 0 32 39 45 54 51 25 8 63 22 63 53 0 12-5 31-22 39-18 10-45 11-53 11-37 0-72-21-72-46 0-6 2-10 3-14z">
            <text:p/>
          </draw:path>
          <draw:path draw:style-name="gr2" draw:layer="layout" svg:width="0.089cm" svg:height="0.343cm" svg:x="4.884cm" svg:y="14.435cm" svg:viewBox="0 0 90 344" svg:d="m7 0c-3 0-7 0-7 4 0 2 1 3 3 6 29 26 63 73 63 162 0 72-23 126-60 160-6 5-6 7-6 8s1 4 4 4c4 0 38-22 60-65 16-30 26-66 26-107 0-49-16-124-83-172z">
            <text:p/>
          </draw:path>
          <draw:path draw:style-name="gr2" draw:layer="layout" svg:width="0.252cm" svg:height="0.091cm" svg:x="5.038cm" svg:y="14.56cm" svg:viewBox="0 0 253 92" svg:d="m241 17c4 0 12 0 12-9s-8-8-12-8h-228c-5 0-13 0-13 8s8 9 13 9zm0 75c4 0 12 0 12-8s-8-8-12-8h-228c-5 0-13 0-13 8s8 8 13 8z">
            <text:p/>
          </draw:path>
          <draw:path draw:style-name="gr2" draw:layer="layout" svg:width="0.184cm" svg:height="0.229cm" svg:x="5.334cm" svg:y="14.467cm" svg:viewBox="0 0 185 230" svg:d="m185 116c0-42-4-116-93-116s-92 74-92 116c0 44 6 114 92 114s93-70 93-114zm-93 98c-11 0-21-4-29-11-10-8-15-13-15-91 0-24 0-50 4-67 5-23 26-30 40-30s37 6 41 30c4 17 4 45 4 67 0 24 0 49-3 69-5 28-29 33-42 33z">
            <text:p/>
          </draw:path>
          <draw:path draw:style-name="gr2" draw:layer="layout" svg:width="0.257cm" svg:height="0.441cm" svg:x="5.703cm" svg:y="13.678cm" svg:viewBox="0 0 258 442" svg:d="m190 11 2-5c0-2 0-6-6-6-4 0-5 1-7 10l-28 113c-78 3-151 69-151 136 0 46 35 85 94 88-3 16-7 31-11 46-6 24-10 42-10 44 0 5 3 5 5 5s3 0 5-1 4-14 5-21l20-73c78-3 150-68 150-134 0-39-26-84-94-90zm-93 325c-30-1-65-18-65-67 0-59 42-128 115-135zm64-202c36 2 64 26 64 68 0 58-42 128-116 134z">
            <text:p/>
          </draw:path>
          <draw:path draw:style-name="gr2" draw:layer="layout" svg:width="0.254cm" svg:height="0.238cm" svg:x="5.999cm" svg:y="13.602cm" svg:viewBox="0 0 255 239" svg:d="m136 17h105c5 0 14 0 14-9s-9-8-14-8h-227c-6 0-14 0-14 8s8 9 14 9h105v208c0 6 0 14 8 14s9-8 9-14z">
            <text:p/>
          </draw:path>
          <draw:path draw:style-name="gr2" draw:layer="layout" svg:width="0.349cm" svg:height="0.353cm" svg:x="6.325cm" svg:y="13.674cm" svg:viewBox="0 0 350 354" svg:d="m279 308c-28 0-47-3-84-10-26-5-54-10-80-10-7 0-10 0-17 0 17-25 25-58 31-79 12-49 35-119 68-154 6-7 9-9 20-9 24 0 32 17 32 34 0 7-1 11-1 12 0 6 5 7 7 7 11 0 26-7 43-18 18-12 21-21 21-36 0-24-15-45-46-45-28 0-80 11-132 64-50 51-72 142-82 180-16 61-28 71-39 81-7 5-20 17-20 24 0 1 1 5 8 5s24-4 47-21c29 2 50 4 82 11 30 6 56 10 81 10 70 0 132-59 132-84 0-4-4-7-7-7-17 0-60 21-64 45z">
            <text:p/>
          </draw:path>
          <draw:path draw:style-name="gr2" draw:layer="layout" svg:width="0.168cm" svg:height="0.241cm" svg:x="6.718cm" svg:y="13.565cm" svg:viewBox="0 0 169 242" svg:d="m83 10c0 0 1-4 1-6s-1-4-6-4c-7 0-36 3-44 3-3 1-7 1-7 8 0 6 4 6 8 6 17 0 17 1 17 4s-2 4-2 8l-49 195c-1 6-1 7-1 7 0 6 4 11 11 11 10 0 14-7 17-14 0-1 15-61 17-67 24 3 43 11 43 28 0 3 0 4 0 7-1 6-1 7-1 11 0 24 19 35 36 35 34 0 44-52 44-52 0-5-5-5-6-5-4 0-6 3-7 8-4 16-13 39-29 39-10 0-13-8-13-16 0-7 0-7 1-17 2 0 3-6 3-10 0-31-42-36-56-36 10-7 23-19 28-23 18-17 35-33 55-33 4 0 8 1 11 4-15 3-18 14-18 19 0 9 5 13 14 13 10 0 19-7 19-22 0-12-8-24-26-24-20 0-38 14-55 31-15 14-26 23-40 30z">
            <text:p/>
          </draw:path>
          <draw:path draw:style-name="gr2" draw:layer="layout" svg:width="0.257cm" svg:height="0.441cm" svg:x="6.959cm" svg:y="13.678cm" svg:viewBox="0 0 258 442" svg:d="m190 11 2-5c0-2 0-6-6-6-4 0-5 1-7 10l-28 113c-78 3-151 69-151 136 0 46 35 85 94 88-3 16-7 31-11 46-6 24-10 42-10 44 0 5 3 5 5 5s3 0 5-1 4-14 5-21l20-73c78-3 150-68 150-134 0-39-26-84-94-90zm-93 325c-30-1-65-18-65-67 0-59 42-128 115-135zm64-202c36 2 64 26 64 68 0 58-42 128-116 134z">
            <text:p/>
          </draw:path>
          <draw:polygon draw:style-name="gr2" draw:layer="layout" svg:width="1.547cm" svg:height="0.019cm" svg:x="5.68cm" svg:y="14.22cm" svg:viewBox="0 0 1548 20" draw:points="774,20 0,20 0,0 1548,0 1548,20">
            <text:p/>
          </draw:polygon>
          <draw:path draw:style-name="gr2" draw:layer="layout" svg:width="0.257cm" svg:height="0.441cm" svg:x="6.018cm" svg:y="14.348cm" svg:viewBox="0 0 258 442" svg:d="m190 11 2-5c0-2 0-6-6-6-4 0-5 1-7 10l-28 113c-78 3-151 69-151 136 0 46 35 85 94 88-3 16-7 31-11 46-6 24-10 42-10 44 0 5 3 5 5 5s3 0 5-1 4-14 5-21l20-73c78-3 150-68 150-134 0-39-26-84-94-90zm-93 325c-30-1-65-18-65-67 0-59 42-128 115-135zm64-202c36 2 64 26 64 68 0 58-42 128-116 134z">
            <text:p/>
          </draw:path>
          <draw:path draw:style-name="gr2" draw:layer="layout" svg:width="0.254cm" svg:height="0.238cm" svg:x="6.314cm" svg:y="14.309cm" svg:viewBox="0 0 255 239" svg:d="m136 17h105c5 0 14 0 14-9s-9-8-14-8h-227c-6 0-14 0-14 8s8 9 14 9h105v208c0 6 0 14 8 14s9-8 9-14z">
            <text:p/>
          </draw:path>
          <draw:path draw:style-name="gr2" draw:layer="layout" svg:width="0.257cm" svg:height="0.441cm" svg:x="6.644cm" svg:y="14.348cm" svg:viewBox="0 0 258 442" svg:d="m190 11 2-5c0-2 0-6-6-6-4 0-5 1-7 10l-28 113c-78 3-151 69-151 136 0 46 35 85 94 88-3 16-7 31-11 46-6 24-10 42-10 44 0 5 3 5 5 5s3 0 5-1 4-14 5-21l20-73c78-3 150-68 150-134 0-39-26-84-94-90zm-93 325c-30-1-65-18-65-67 0-59 42-128 115-135zm64-202c36 2 64 26 64 68 0 58-42 128-116 134z">
            <text:p/>
          </draw:path>
          <draw:path draw:style-name="gr2" draw:layer="layout" svg:width="0.327cm" svg:height="0.209cm" svg:x="7.451cm" svg:y="14.115cm" svg:viewBox="0 0 328 210" svg:d="m328 15c0-9-3-15-6-15s-7 3-7 14c-3 34-36 55-69 55-29 0-53-16-79-34-26-17-52-35-84-35-47 0-83 35-83 80 0 11 4 15 7 15 4 0 7-10 7-11 3-42 42-56 69-56 28 0 53 15 78 32 27 18 53 35 85 35 45 0 82-35 82-80zm0 115c0-14-6-15-6-15-3 0-7 3-7 14-3 33-36 53-69 53-29 0-53-15-79-32s-52-35-84-35c-47 0-83 35-83 80 0 11 4 15 7 15 4 0 7-10 7-11 3-42 42-56 69-56 28 0 53 14 78 32 27 17 53 35 85 35 47 0 82-36 82-80z">
            <text:p/>
          </draw:path>
          <draw:path draw:style-name="gr2" draw:layer="layout" svg:width="0.383cm" svg:height="0.216cm" svg:x="7.959cm" svg:y="14.136cm" svg:viewBox="0 0 384 217" svg:d="m38 48v133c0 21-4 21-38 21v15c17 0 42-1 56-1 13 0 38 1 55 1v-15c-33 0-38 0-38-21v-91c0-52 35-79 66-79s36 27 36 55v115c0 21-6 21-38 21v15c17 0 42-1 55-1 14 0 39 1 56 1v-15c-34 0-39 0-39-21v-91c0-52 35-79 67-79 31 0 36 27 36 55v115c0 21-5 21-39 21v15c18 0 43-1 56-1s39 1 55 1v-15c-26 0-38 0-38-14v-94c0-42 0-58-16-76-7-8-22-18-51-18-41 0-63 29-72 48-7-42-43-48-64-48-37 0-60 21-73 52v-52l-70 6v15c35 0 38 3 38 27z">
            <text:p/>
          </draw:path>
          <draw:path draw:style-name="gr2" draw:layer="layout" svg:width="0.104cm" svg:height="0.328cm" svg:x="8.369cm" svg:y="14.024cm" svg:viewBox="0 0 105 329" svg:d="m71 112-70 6v15c33 0 37 3 37 27v131c0 23-4 23-38 23v15c15 0 42-1 55-1 16 0 33 1 50 1v-15c-32 0-34-3-34-21zm2-85c0-17-13-27-27-27-15 0-25 13-25 27 0 12 10 25 25 25 14 0 27-10 27-25z">
            <text:p/>
          </draw:path>
          <draw:path draw:style-name="gr2" draw:layer="layout" svg:width="0.247cm" svg:height="0.216cm" svg:x="8.506cm" svg:y="14.136cm" svg:viewBox="0 0 248 217" svg:d="m38 48v133c0 21-4 21-38 21v15c17 0 42-1 56-1 13 0 38 1 55 1v-15c-33 0-38 0-38-21v-91c0-52 35-79 66-79s36 27 36 55v115c0 21-6 21-38 21v15c17 0 42-1 55-1 14 0 39 1 56 1v-15c-25 0-38 0-39-14v-94c0-42 0-58-16-76-5-8-22-18-50-18-37 0-60 21-73 52v-52l-70 6v15c35 0 38 3 38 27z">
            <text:p/>
          </draw:path>
          <draw:path draw:style-name="gr2" draw:layer="layout" svg:width="0.21cm" svg:height="0.152cm" svg:x="8.247cm" svg:y="14.495cm" svg:viewBox="0 0 211 153" svg:d="m125 70 47-49c7-1 17-1 31-1v-20c-10 1-22 1-32 1-13 0-37-1-39-1v20c4 0 7 0 9 1l-32 34-33-35h9v-20c-2 0-29 1-44 1-13 0-26 0-40-1v20h27l56 58-49 51c-4 3-6 4-15 4-6 0-19 0-20 0v20c11-2 22-2 34-2 9 0 33 2 37 2v-20c-5 0-7 0-8-1l36-38 38 39h-8v20c0 0 28-2 43-2 13 0 27 0 39 2v-20h-25z">
            <text:p/>
          </draw:path>
          <draw:path draw:style-name="gr2" draw:layer="layout" svg:width="0.255cm" svg:height="1.474cm" svg:x="8.961cm" svg:y="13.492cm" svg:viewBox="0 0 256 1475" svg:d="m256 1471c0-3 0-3-3-7-47-56-86-119-116-187-64-152-89-328-89-539 0-210 23-394 96-555 30-63 66-120 111-173 0-2 1-3 1-4 0-6-3-6-11-6-7 0-8 0-8 1-2 0-31 30-70 84-86 121-129 266-152 412-11 80-15 161-15 241 0 183 24 372 102 540 35 74 81 141 130 193 5 4 5 4 13 4s11 0 11-4z">
            <text:p/>
          </draw:path>
          <draw:path draw:style-name="gr2" draw:layer="layout" svg:width="0.276cm" svg:height="0.217cm" svg:x="9.304cm" svg:y="13.801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254cm" svg:height="0.238cm" svg:x="9.619cm" svg:y="13.602cm" svg:viewBox="0 0 255 239" svg:d="m136 17h105c5 0 14 0 14-9s-9-8-14-8h-227c-6 0-14 0-14 8s8 9 14 9h105v208c0 6 0 14 8 14s9-8 9-14z">
            <text:p/>
          </draw:path>
          <draw:path draw:style-name="gr2" draw:layer="layout" svg:width="0.349cm" svg:height="0.353cm" svg:x="9.944cm" svg:y="13.674cm" svg:viewBox="0 0 350 354" svg:d="m279 308c-28 0-47-3-84-10-26-5-54-10-80-10-7 0-10 0-17 0 17-25 25-58 31-79 12-49 35-119 68-154 6-7 9-9 20-9 24 0 32 17 32 34 0 7-1 11-1 12 0 6 5 7 7 7 11 0 26-7 43-18 18-12 21-21 21-36 0-24-15-45-46-45-28 0-80 11-132 64-50 51-72 142-82 180-16 61-28 71-39 81-7 5-20 17-20 24 0 1 1 5 8 5s24-4 47-21c29 2 50 4 82 11 30 6 56 10 81 10 70 0 132-59 132-84 0-4-4-7-7-7-17 0-60 21-64 45z">
            <text:p/>
          </draw:path>
          <draw:path draw:style-name="gr2" draw:layer="layout" svg:width="0.168cm" svg:height="0.241cm" svg:x="10.339cm" svg:y="13.565cm" svg:viewBox="0 0 169 242" svg:d="m83 10c0 0 1-4 1-6s-1-4-6-4c-7 0-36 3-44 3-3 1-7 1-7 8 0 6 4 6 8 6 17 0 17 1 17 4s-2 4-2 8l-49 195c-1 6-1 7-1 7 0 6 4 11 11 11 10 0 14-7 17-14 0-1 15-61 17-67 24 3 43 11 43 28 0 3 0 4 0 7-1 6-1 7-1 11 0 24 19 35 36 35 34 0 44-52 44-52 0-5-5-5-6-5-4 0-6 3-7 8-4 16-13 39-29 39-10 0-13-8-13-16 0-7 0-7 1-17 2 0 3-6 3-10 0-31-42-36-56-36 10-7 23-19 28-23 18-17 35-33 55-33 4 0 8 1 11 4-15 3-18 14-18 19 0 9 5 13 14 13 10 0 19-7 19-22 0-12-8-24-26-24-20 0-38 14-55 31-15 14-26 23-40 30z">
            <text:p/>
          </draw:path>
          <draw:path draw:style-name="gr2" draw:layer="layout" svg:width="0.276cm" svg:height="0.217cm" svg:x="10.565cm" svg:y="13.801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olygon draw:style-name="gr2" draw:layer="layout" svg:width="1.559cm" svg:height="0.019cm" svg:x="9.294cm" svg:y="14.22cm" svg:viewBox="0 0 1560 20" draw:points="780,20 0,20 0,0 1560,0 1560,20">
            <text:p/>
          </draw:polygon>
          <draw:path draw:style-name="gr2" draw:layer="layout" svg:width="0.276cm" svg:height="0.217cm" svg:x="9.619cm" svg:y="14.472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254cm" svg:height="0.238cm" svg:x="9.934cm" svg:y="14.309cm" svg:viewBox="0 0 255 239" svg:d="m136 17h105c5 0 14 0 14-9s-9-8-14-8h-227c-6 0-14 0-14 8s8 9 14 9h105v208c0 6 0 14 8 14s9-8 9-14z">
            <text:p/>
          </draw:path>
          <draw:path draw:style-name="gr2" draw:layer="layout" svg:width="0.276cm" svg:height="0.217cm" svg:x="10.25cm" svg:y="14.472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327cm" svg:height="0.327cm" svg:x="11.048cm" svg:y="14.066cm" svg:viewBox="0 0 328 328" svg:d="m174 174h137c7 0 17 0 17-10s-10-10-17-10h-137v-137c0-7 0-17-10-17s-10 10-10 17v137h-137c-7 0-17 0-17 10s10 10 17 10h137v137c0 7 0 17 10 17s10-10 10-17z">
            <text:p/>
          </draw:path>
          <draw:path draw:style-name="gr2" draw:layer="layout" svg:width="0.275cm" svg:height="0.222cm" svg:x="11.534cm" svg:y="14.136cm" svg:viewBox="0 0 276 223" svg:d="m214 101c0-77-45-101-81-101-69 0-133 70-133 140 0 46 29 83 80 83 31 0 66-12 103-41 7 25 23 41 45 41 27 0 42-27 42-35 0-3-4-5-7-5s-4 2-5 5c-10 23-27 23-28 23-16 0-16-37-16-49s0-11 6-18c46-57 56-115 56-115 0-1 0-5-6-5s-5 1-7 11c-10 31-25 67-49 97zm-32 68c-43 38-81 42-101 42-29 0-45-21-45-53 0-24 13-77 28-102 24-36 51-45 68-45 49 0 49 65 49 102 0 19 0 48 1 56z">
            <text:p/>
          </draw:path>
          <draw:path draw:style-name="gr2" draw:layer="layout" svg:width="0.276cm" svg:height="0.217cm" svg:x="11.9cm" svg:y="13.801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254cm" svg:height="0.238cm" svg:x="12.215cm" svg:y="13.602cm" svg:viewBox="0 0 255 239" svg:d="m136 17h105c5 0 14 0 14-9s-9-8-14-8h-227c-6 0-14 0-14 8s8 9 14 9h105v208c0 6 0 14 8 14s9-8 9-14z">
            <text:p/>
          </draw:path>
          <draw:path draw:style-name="gr2" draw:layer="layout" svg:width="0.241cm" svg:height="0.346cm" svg:x="12.537cm" svg:y="13.678cm" svg:viewBox="0 0 242 347" svg:d="m171 315v32l71-5v-16c-33 0-38-3-38-28v-298l-71 6v15c35 0 39 3 39 27v106c-15-17-36-29-63-29-57 0-109 47-109 110s48 112 105 112c31 0 53-17 66-32zm0-133v101c0 10 0 10-6 18-15 24-38 35-59 35-22 0-39-13-51-31-13-21-14-49-14-68s1-48 15-70c10-16 29-33 56-33 17 0 38 9 53 30 6 8 6 10 6 18z">
            <text:p/>
          </draw:path>
          <draw:path draw:style-name="gr2" draw:layer="layout" svg:width="0.104cm" svg:height="0.328cm" svg:x="12.81cm" svg:y="13.691cm" svg:viewBox="0 0 105 329" svg:d="m71 112-70 6v15c33 0 37 3 37 27v131c0 23-4 23-38 23v15c15 0 42-1 55-1 16 0 33 1 50 1v-15c-32 0-34-3-34-21zm2-85c0-17-13-27-27-27-15 0-25 13-25 27 0 12 10 25 25 25 14 0 27-10 27-25z">
            <text:p/>
          </draw:path>
          <draw:path draw:style-name="gr2" draw:layer="layout" svg:width="0.222cm" svg:height="0.224cm" svg:x="12.951cm" svg:y="13.8cm" svg:viewBox="0 0 223 225" svg:d="m143 183c3 20 15 41 39 41 10 0 41-7 41-48v-28h-13v28c0 30-13 33-18 33-17 0-18-23-18-26v-98c0-21 0-40-19-58s-43-27-67-27c-40 0-74 24-74 56 0 14 10 22 22 22 14 0 24-9 24-22 0-6-3-22-25-22 13-17 36-23 53-23 24 0 52 18 52 63v18c-25 2-60 3-91 17-36 17-49 44-49 65 0 40 48 51 78 51 33 0 56-19 65-42zm-3-81v49c0 48-35 65-57 65-26 0-45-19-45-42 0-28 21-69 102-72z">
            <text:p/>
          </draw:path>
          <draw:path draw:style-name="gr2" draw:layer="layout" svg:width="0.224cm" svg:height="0.324cm" svg:x="13.189cm" svg:y="13.797cm" svg:viewBox="0 0 225 325" svg:d="m95 139c-42 0-42-49-42-61 0-14 0-29 7-42 4-5 16-19 35-19 44 0 44 49 44 60 0 14-2 29-9 42-4 6-15 20-35 20zm-57 18c0-2 0-13 8-23 20 14 41 16 49 16 46 0 80-34 80-72 0-18-8-36-20-49 17-16 35-18 44-18 1 0 4 0 5 0-5 2-8 7-8 14 0 9 7 14 14 14 6 0 15-4 15-15 0-9-7-24-25-24-10 0-32 3-53 24-20-17-41-18-52-18-46 0-80 33-80 71 0 22 12 41 24 50-7 9-15 24-15 42 0 14 5 34 21 44-30 8-45 29-45 49 0 35 49 63 109 63 58 0 109-25 109-65 0-16-7-42-32-56-26-14-54-14-85-14-11 0-32 0-37 0-15-1-26-16-26-33zm71 157c-49 0-84-26-84-52 0-23 20-41 41-42h29c42 0 97 0 97 42 0 26-35 52-83 52z">
            <text:p/>
          </draw:path>
          <draw:path draw:style-name="gr2" draw:layer="layout" svg:width="0.114cm" svg:height="0.49cm" svg:x="13.47cm" svg:y="13.651cm" svg:viewBox="0 0 115 491" svg:d="m115 487c0-1 0-3-9-11-61-62-78-154-78-230 0-85 20-172 80-233 7-6 7-6 7-7 0-5-3-6-6-6-4 0-49 34-78 97-25 53-31 107-31 149 0 38 6 98 32 153 30 62 73 92 77 92 3 0 6-1 6-4z">
            <text:p/>
          </draw:path>
          <draw:path draw:style-name="gr2" draw:layer="layout" svg:width="0.177cm" svg:height="0.314cm" svg:x="13.623cm" svg:y="13.707cm" svg:viewBox="0 0 178 315" svg:d="m41 118v134c0 53 42 63 77 63 37 0 60-28 60-63v-27h-24v26c0 33-15 44-29 44-28 0-28-30-28-42v-135h71v-24h-71v-94h-24c0 49-24 98-73 99v19z">
            <text:p/>
          </draw:path>
          <draw:path draw:style-name="gr2" draw:layer="layout" svg:width="0.114cm" svg:height="0.49cm" svg:x="13.861cm" svg:y="13.651cm" svg:viewBox="0 0 115 491" svg:d="m115 246c0-39-6-98-34-154-29-60-71-92-75-92s-6 1-6 6c0 1 0 1 10 11 47 47 75 126 75 229 0 84-18 171-78 233-7 5-7 7-7 8 0 3 1 4 6 4s49-32 77-95c25-54 32-109 32-150z">
            <text:p/>
          </draw:path>
          <draw:path draw:style-name="gr2" draw:layer="layout" svg:width="0.276cm" svg:height="0.217cm" svg:x="14.036cm" svg:y="13.801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olygon draw:style-name="gr2" draw:layer="layout" svg:width="2.434cm" svg:height="0.019cm" svg:x="11.888cm" svg:y="14.22cm" svg:viewBox="0 0 2435 20" draw:points="1217,20 0,20 0,0 2435,0 2435,20">
            <text:p/>
          </draw:polygon>
          <draw:path draw:style-name="gr2" draw:layer="layout" svg:width="0.276cm" svg:height="0.217cm" svg:x="12.653cm" svg:y="14.472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254cm" svg:height="0.238cm" svg:x="12.966cm" svg:y="14.309cm" svg:viewBox="0 0 255 239" svg:d="m136 17h105c5 0 14 0 14-9s-9-8-14-8h-227c-6 0-14 0-14 8s8 9 14 9h105v208c0 6 0 14 8 14s9-8 9-14z">
            <text:p/>
          </draw:path>
          <draw:path draw:style-name="gr2" draw:layer="layout" svg:width="0.276cm" svg:height="0.217cm" svg:x="13.283cm" svg:y="14.472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3 54 64h-19v22c12 0 43-1 59-1s37 1 54 1v-22h-35z">
            <text:p/>
          </draw:path>
          <draw:path draw:style-name="gr2" draw:layer="layout" svg:width="0.255cm" svg:height="1.474cm" svg:x="14.399cm" svg:y="13.492cm" svg:viewBox="0 0 256 1475" svg:d="m256 738c0-184-22-373-102-541-35-74-81-141-130-193-4-4-4-4-13-4-7 0-11 0-11 6 0 1 1 4 3 5 47 58 87 119 116 188 64 151 90 327 90 539 0 210-24 393-97 554-29 63-66 120-111 174 0 1-1 2-1 5 0 4 4 4 11 4s9 0 9-1c1 0 32-29 70-84 85-120 128-266 151-412 11-79 15-161 15-240z">
            <text:p/>
          </draw:path>
          <draw:path draw:style-name="gr2" draw:layer="layout" svg:width="0.02cm" svg:height="0.315cm" svg:x="14.925cm" svg:y="13.482cm" svg:viewBox="0 0 21 316" svg:d="m0 298c0 7 0 18 10 18 11 0 11-9 11-18v-280c0-8 0-18-10-18-11 0-11 10-11 18z">
            <text:p/>
          </draw:path>
          <draw:path draw:style-name="gr2" draw:layer="layout" svg:width="0.02cm" svg:height="0.315cm" svg:x="14.925cm" svg:y="13.776cm" svg:viewBox="0 0 21 316" svg:d="m0 298c0 7 0 18 10 18 11 0 11-9 11-18v-280c0-8 0-18-10-18-11 0-11 10-11 18z">
            <text:p/>
          </draw:path>
          <draw:path draw:style-name="gr2" draw:layer="layout" svg:width="0.02cm" svg:height="0.315cm" svg:x="14.925cm" svg:y="14.071cm" svg:viewBox="0 0 21 316" svg:d="m0 298c0 7 0 18 10 18 11 0 11-9 11-18v-280c0-8 0-18-10-18-11 0-11 10-11 18z">
            <text:p/>
          </draw:path>
          <draw:path draw:style-name="gr2" draw:layer="layout" svg:width="0.02cm" svg:height="0.315cm" svg:x="14.925cm" svg:y="14.367cm" svg:viewBox="0 0 21 316" svg:d="m0 298c0 7 0 18 10 18 11 0 11-9 11-18v-280c0-8 0-18-10-18-11 0-11 10-11 18z">
            <text:p/>
          </draw:path>
          <draw:path draw:style-name="gr2" draw:layer="layout" svg:width="0.02cm" svg:height="0.315cm" svg:x="14.925cm" svg:y="14.662cm" svg:viewBox="0 0 21 316" svg:d="m0 298c0 7 0 18 10 18 11 0 11-9 11-18v-280c0-8 0-18-10-18-11 0-11 10-11 18z">
            <text:p/>
          </draw:path>
          <draw:path draw:style-name="gr2" draw:layer="layout" svg:width="0.138cm" svg:height="0.22cm" svg:x="15.027cm" svg:y="14.774cm" svg:viewBox="0 0 139 221" svg:d="m74 85h56v-19h-56v-66h-21c0 32-17 69-53 69v16h31v91c0 35 28 45 57 45 28 0 51-17 51-45v-16h-23v15c0 24-14 28-21 28-19 0-21-17-21-27z">
            <text:p/>
          </draw:path>
          <draw:path draw:style-name="gr2" draw:layer="layout" svg:width="0.252cm" svg:height="0.091cm" svg:x="15.216cm" svg:y="14.859cm" svg:viewBox="0 0 253 92" svg:d="m241 17c4 0 12 0 12-9s-8-8-12-8h-228c-5 0-13 0-13 8s8 9 13 9zm0 75c4 0 12 0 12-8s-8-8-12-8h-228c-5 0-13 0-13 8s8 8 13 8z">
            <text:p/>
          </draw:path>
          <draw:path draw:style-name="gr2" draw:layer="layout" svg:width="0.154cm" svg:height="0.224cm" svg:x="15.528cm" svg:y="14.767cm" svg:viewBox="0 0 155 225" svg:d="m102 13c0-13-3-13-17-13-21 17-49 22-77 22h-8v20h8c14 0 35-3 49-8v173h-54v18c17-1 59-1 77-1 12 0 25 1 38 1 9 0 28 0 37 0v-18h-53z">
            <text:p/>
          </draw:path>
          <draw:path draw:style-name="gr2" draw:layer="layout" svg:width="0.182cm" svg:height="0.178cm" svg:x="15.738cm" svg:y="14.868cm" svg:viewBox="0 0 183 179" svg:d="m169 116c0-26-30-38-57-43-13-3-41-9-41-30 0-4 0-16 13-22 13-4 28-4 29-4 5 0 17 0 30 4 8 3 17 4 17 17 0 3-2 5-2 7 0 3 3 3 4 3 6 0 12-5 14-6 5-4 7-7 7-15 0-16-9-20-18-21-14-6-28-6-33-6-49 0-86 27-86 55 0 25 34 33 48 35 25 5 50 15 50 37 0 5 0 21-18 28-17 6-38 7-42 7-29 0-59-15-59-33 0-6 2-7 4-9 6-2 12-8 12-11s-2-3-5-3c-12 0-36 14-36 35 0 12 7 20 24 28 18 10 35 10 42 10 64 0 103-32 103-63z">
            <text:p/>
          </draw:path>
        </draw:g>
        <draw:frame draw:style-name="gr3" draw:text-style-name="P1" draw:layer="layout" svg:width="4.092cm" svg:height="0.729cm" svg:x="6.357cm" svg:y="15.178cm">
          <draw:text-box>
            <text:p><text:span text:style-name="T1">relax the constraint</text:span></text:p>
          </draw:text-box>
        </draw:frame>
        <draw:frame draw:style-name="gr3" draw:text-style-name="P1" xml:id="id1" draw:id="id1" draw:layer="layout" svg:width="3.618cm" svg:height="0.729cm" svg:x="13.235cm" svg:y="12.211cm">
          <draw:text-box>
            <text:p><text:span text:style-name="T1">binary relaxation</text:span></text:p>
          </draw:text-box>
        </draw:frame>
        <draw:line draw:style-name="gr4" draw:text-style-name="P2" draw:layer="layout" svg:x1="10.403cm" svg:y1="15.351cm" svg:x2="11.546cm" svg:y2="14.589cm">
          <text:p/>
        </draw:line>
        <draw:line draw:style-name="gr4" draw:text-style-name="P2" draw:layer="layout" svg:x1="13.805cm" svg:y1="12.838cm" svg:x2="13.778cm" svg:y2="13.538cm">
          <text:p/>
        </draw:line>
        <draw:line draw:style-name="gr4" draw:text-style-name="P2" draw:layer="layout" svg:x1="4.942cm" svg:y1="14.843cm" svg:x2="6.339cm" svg:y2="15.478cm">
          <text:p/>
        </draw:line>
        <draw:connector draw:style-name="gr5" draw:text-style-name="P2" draw:layer="layout" draw:type="curve" draw:line-skew="-0.272cm" svg:x1="16.114cm" svg:y1="14.75cm" svg:x2="16.853cm" svg:y2="12.575cm" draw:end-shape="id1" draw:end-glue-point="1" svg:d="m16114 14750c1450 0 1081-2175 739-2175" svg:viewBox="0 0 1050 2176">
          <text:p/>
        </draw:connector>
        <draw:g>
          <svg:title>TexMaths</svg:title>
          <svg:desc>14§display§ = \lambda_k^\alpha(\mathbf{t})|_{\mathbf{t} = \mathbf{1}_{\mathcal{S}}}</svg:desc>
          <draw:polygon draw:style-name="gr1" draw:layer="layout" svg:width="2.754cm" svg:height="0.491cm" svg:x="17.516cm" svg:y="14.054cm" svg:viewBox="0 0 2755 492" draw:points="1378,492 0,492 0,0 2755,0 2755,492">
            <text:p/>
          </draw:polygon>
          <draw:path draw:style-name="gr2" draw:layer="layout" svg:width="0.327cm" svg:height="0.114cm" svg:x="17.544cm" svg:y="14.243cm" svg:viewBox="0 0 328 115" svg:d="m311 20c7 0 17 0 17-10s-10-10-17-10h-294c-7 0-17 0-17 10s10 10 17 10zm0 95c7 0 17 0 17-10s-10-10-17-10h-294c-7 0-17 0-17 10s10 10 17 10z">
            <text:p/>
          </draw:path>
          <draw:path draw:style-name="gr2" draw:layer="layout" svg:width="0.243cm" svg:height="0.346cm" svg:x="18.062cm" svg:y="14.082cm" svg:viewBox="0 0 244 347" svg:d="m150 197c19 52 43 128 52 139 7 11 12 11 25 11h11c6-1 6-4 6-6s-2-1-3-4c-4-5-7-12-11-22l-101-280c-10-28-37-35-59-35-3 0-10 0-10 6 0 4 4 4 4 4 17 3 20 7 33 39l47 134-136 135c-5 7-8 9-8 15 0 8 7 14 15 14 7 0 12-4 16-10z">
            <text:p/>
          </draw:path>
          <draw:path draw:style-name="gr2" draw:layer="layout" svg:width="0.21cm" svg:height="0.154cm" svg:x="18.343cm" svg:y="14.068cm" svg:viewBox="0 0 211 155" svg:d="m167 104c32-34 44-79 44-83s-4-4-5-4c-6 0-6 1-7 8-7 23-18 44-32 62 0-4-2-28-2-31-5-34-32-56-66-56-50 0-99 48-99 95 0 32 22 60 63 60 32 0 60-14 80-29 8 25 25 29 35 29 21 0 33-17 33-24 0-4-4-4-7-4-4 0-4 2-5 3-4 14-16 15-20 15s-10 0-12-41zm-27 11c-34 28-63 30-76 30-22 0-36-15-36-37 0-10 6-48 24-72 15-21 35-26 47-26 27 0 35 26 38 47 2 16 2 40 3 58z">
            <text:p/>
          </draw:path>
          <draw:path draw:style-name="gr2" draw:layer="layout" svg:width="0.168cm" svg:height="0.241cm" svg:x="18.348cm" svg:y="14.306cm" svg:viewBox="0 0 169 242" svg:d="m83 10c0 0 1-4 1-6s-1-4-6-4c-7 0-36 3-44 3-3 1-7 1-7 8 0 6 4 6 8 6 17 0 17 1 17 4s-2 4-2 8l-49 195c-1 5-1 7-1 7 0 5 4 11 11 11 10 0 14-7 17-14 0-1 15-62 17-67 24 3 43 11 43 28 0 3 0 4 0 7-1 5-1 7-1 11 0 24 19 35 36 35 34 0 44-52 44-52 0-5-5-5-6-5-4 0-6 2-7 8-4 15-13 39-29 39-10 0-13-8-13-17 0-7 0-7 1-16 2 0 3-6 3-10 0-31-42-37-56-37 10-7 23-18 28-22 18-17 35-33 55-33 4 0 8 1 11 4-15 3-18 14-18 19 0 9 5 13 14 13 10 0 19-7 19-22 0-12-8-24-26-24-20 0-38 14-55 31-15 13-26 23-40 30z">
            <text:p/>
          </draw:path>
          <draw:path draw:style-name="gr2" draw:layer="layout" svg:width="0.114cm" svg:height="0.49cm" svg:x="18.651cm" svg:y="14.054cm" svg:viewBox="0 0 115 491" svg:d="m115 487c0-2 0-3-9-11-61-62-78-154-78-230 0-85 20-172 80-233 7-6 7-6 7-7 0-5-3-6-6-6-4 0-49 34-78 97-25 53-31 107-31 149 0 38 6 98 32 153 30 61 73 92 77 92 3 0 6-1 6-4z">
            <text:p/>
          </draw:path>
          <draw:path draw:style-name="gr2" draw:layer="layout" svg:width="0.177cm" svg:height="0.314cm" svg:x="18.804cm" svg:y="14.11cm" svg:viewBox="0 0 178 315" svg:d="m41 118v134c0 53 42 63 77 63 37 0 60-28 60-63v-27h-24v25c0 34-15 45-29 45-28 0-28-31-28-42v-135h71v-24h-71v-94h-24c0 49-24 98-73 99v19z">
            <text:p/>
          </draw:path>
          <draw:path draw:style-name="gr2" draw:layer="layout" svg:width="0.114cm" svg:height="0.49cm" svg:x="19.042cm" svg:y="14.054cm" svg:viewBox="0 0 115 491" svg:d="m115 246c0-39-6-98-34-154-29-60-71-92-75-92s-6 1-6 6c0 1 0 1 10 11 47 47 75 126 75 229 0 84-18 171-78 232-7 6-7 7-7 9 0 3 1 4 6 4s49-32 77-95c25-55 32-109 32-150z">
            <text:p/>
          </draw:path>
          <draw:path draw:style-name="gr2" draw:layer="layout" svg:width="0.019cm" svg:height="0.49cm" svg:x="19.264cm" svg:y="14.054cm" svg:viewBox="0 0 20 491" svg:d="m20 18c0-10 0-18-10-18s-10 8-10 18v456c0 9 0 17 10 17s10-8 10-17z">
            <text:p/>
          </draw:path>
          <draw:path draw:style-name="gr2" draw:layer="layout" svg:width="0.138cm" svg:height="0.22cm" svg:x="19.351cm" svg:y="14.278cm" svg:viewBox="0 0 139 221" svg:d="m74 85h56v-19h-56v-66h-21c0 32-17 69-53 69v16h31v91c0 35 28 45 57 45 28 0 51-17 51-45v-17h-23v16c0 24-14 28-21 28-19 0-21-17-21-27z">
            <text:p/>
          </draw:path>
          <draw:path draw:style-name="gr2" draw:layer="layout" svg:width="0.252cm" svg:height="0.091cm" svg:x="19.54cm" svg:y="14.365cm" svg:viewBox="0 0 253 92" svg:d="m241 17c4 0 12 0 12-9s-8-8-12-8h-228c-5 0-13 0-13 8s8 9 13 9zm0 75c4 0 12 0 12-8s-8-8-12-8h-228c-5 0-13 0-13 8s8 8 13 8z">
            <text:p/>
          </draw:path>
          <draw:path draw:style-name="gr2" draw:layer="layout" svg:width="0.154cm" svg:height="0.224cm" svg:x="19.854cm" svg:y="14.271cm" svg:viewBox="0 0 155 225" svg:d="m102 13c0-13-3-13-17-13-21 17-49 22-77 22h-8v20h8c14 0 35-3 49-8v173h-54v18c17-1 59-1 77-1 12 0 25 1 38 1 9 0 28 0 37 0v-18h-53z">
            <text:p/>
          </draw:path>
          <draw:path draw:style-name="gr2" draw:layer="layout" svg:width="0.182cm" svg:height="0.178cm" svg:x="20.062cm" svg:y="14.373cm" svg:viewBox="0 0 183 179" svg:d="m169 116c0-26-30-38-57-43-13-3-41-9-41-30 0-4 0-16 13-22 13-4 28-4 29-4 5 0 17 0 30 4 8 3 17 4 17 17 0 3-2 5-2 7 0 3 3 3 4 3 6 0 12-5 14-6 5-4 7-7 7-15 0-16-9-20-18-21-14-6-28-6-33-6-49 0-86 27-86 55 0 25 34 33 48 35 25 5 50 15 50 37 0 4 0 21-18 28-17 6-38 7-42 7-29 0-59-15-59-33 0-6 2-7 4-9 6-2 12-8 12-11s-2-3-5-3c-12 0-36 14-36 35 0 11 7 20 24 28 18 10 35 10 42 10 64 0 103-32 103-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shay Gadde</meta:initial-creator>
    <meta:creation-date>2014-08-20T15:35:10.778823119</meta:creation-date>
    <dc:date>2014-08-20T16:34:22.925067149</dc:date>
    <dc:creator>Akshay Gadde</dc:creator>
    <meta:editing-duration>PT5M38S</meta:editing-duration>
    <meta:editing-cycles>4</meta:editing-cycles>
    <meta:generator>LibreOffice/4.1.2.3$Linux_X86_64 LibreOffice_project/410m0$Build-3</meta:generator>
    <meta:document-statistic meta:object-count="90"/>
  </office:meta>
</office:document-meta>
</file>